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4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Encoding of storyline events in Biblical Hebrew</text:p>
      <text:p text:style-name="Date">2017-12-01</text:p>
      <text:p text:style-name="Text_20_body">This article first considers what is meant by perfective and imperfective aspect (sec. 1), then (sec.</text:p>
      <text:p text:style-name="Text_20_body">2) discusses the aspects conveyed by different Hebrew verb forms. Section 3 reasons that <text:span text:style-name="T1">wyyqtl</text:span> forms should be viewed as the default way of encoding storyline events.1 Finally, section 4 con- cerns the significance of using other than the default verb form in narrative and procedural texts.</text:p>
      <text:h text:style-name="Heading_20_2" text:outline-level="2"><text:bookmark-start text:name="aspect-perfectivity"/><text:span text:style-name="T1">Aspect (Perfectivity)</text:span><text:bookmark-end text:name="aspect-perfectivity"/></text:h>
      <text:p text:style-name="First_20_paragraph">Verbal aspect is a way of <text:span text:style-name="T2">portraying</text:span> an event (it ‘reflects the subjective conception or portrayal by the speaker’—Fanning 1990:31). A basic division is between <text:span text:style-name="T2">imperfective</text:span> and <text:span text:style-name="T2">perfective</text:span> aspects.</text:p>
      <text:p text:style-name="Text_20_body">When <text:span text:style-name="T2">imperfective</text:span> aspect is used to describe an event, the event is portrayed as <text:span text:style-name="T2">not completed</text:span>. The verbal participle in Hebrew has imperfective aspect because it portrays events as in process or as not completed at the point of reference. Thus, in Ruth 4.1c, the participle ‘<text:span text:style-name="T1">ober* ‘[was] passing by</text:span>’<text:span text:style-name="T1"> indicates that the passing by is portrayed as an action that has not been completed at the point the story has reached. Boaz speaks </text:span>while* the kinsman-redeemer is passing by:</text:p>
      <text:p text:style-name="Text_20_body">(4.1a) <text:span text:style-name="T1">ûbo‘az ‘alâ hašša‘ar</text:span> // (1b) <text:span text:style-name="T1">wayyešeb šam</text:span></text:p>
      <text:p text:style-name="Text_20_body">&amp; Boaz went up the gate // &amp; he sat there (1c) <text:span text:style-name="T1">w</text:span>a<text:span text:style-name="T1">hinneh haggo’el ‘ober</text:span></text:p>
      <text:p text:style-name="Text_20_body">&amp; behold the kinsman redeemer [was] passing by</text:p>
      <text:p text:style-name="Text_20_body">(1d) <text:span text:style-name="T1">’ašer dibber-bo‘az</text:span> // (1e) <text:span text:style-name="T1">wayyo’mer</text:span></text:p>
      <text:p text:style-name="Text_20_body">whom spoke-Boaz // &amp; he said</text:p>
      <text:p text:style-name="Text_20_body">‘Meanwhile Boaz went up to the town gate and sat there. When the kinsman-redeemer he had mentioned was passing by, Boaz spoke to him and said…’</text:p>
      <text:p text:style-name="Text_20_body">When <text:span text:style-name="T2">perfective</text:span> aspect is used to describe an event, the event is portrayed <text:span text:style-name="T2">as a whole</text:span> (‘a com- plete and undifferentiated process’—Porter 1992:21). The <text:span text:style-name="T1">qtl</text:span> and <text:span text:style-name="T1">wyyqtl</text:span> verb forms in Hebrew have perfective aspect. It follows that, in Ruth 4.1a (above), the <text:span text:style-name="T1">qtl</text:span> form ‘<text:span text:style-name="T1">alâ* portrays the act of going up as a single journey, including its beginning and end. Though the use of the perfective presupposes that the journey was completed, it does not focus on the end of the journey; it simply views the journey as a whole. (The same argument applies to </text:span><text:span text:style-name="T1">wayyešeb</text:span><text:span text:style-name="T1"> ‘&amp; he sat</text:span>’<text:span text:style-name="T1"> [4.1b], </text:span>dibber* ‘spoke’ [4.1d)], and <text:span text:style-name="T1">wayyo’mer</text:span> ‘&amp; he said’ [4.1e].)</text:p>
      <text:h text:style-name="Heading_20_2" text:outline-level="2"><text:bookmark-start text:name="the-aspect-of-hebrew-verbs"/><text:span text:style-name="T1">The Aspect of Hebrew Verbs</text:span><text:bookmark-end text:name="the-aspect-of-hebrew-verbs"/></text:h>
      <text:p text:style-name="First_20_paragraph">English verbs convey both tense and aspect.2 Thus, ‘he went up’ in English is a past tense verb with perfective aspect, while ‘he was passing by’ is a past tense verb with imperfective aspect.</text:p>
      <text:p text:style-name="Text_20_body">Hebrew verbs do <text:span text:style-name="T2">not</text:span> convey tense. Rather, when translating a Hebrew verb into a language whose verbs indicate tense, the tense has to be deduced from the context. Waltke and O’Connor (1990:459) show this by considering how the RSV translators of the book of Job render <text:span text:style-name="T1">qtl</text:span> verbs. They render them ‘as a past tense 252 times and as a present tense 244 times; in its bound form <text:span text:style-name="T1">wqtl</text:span> as a past 12 times, a present 23 times, and a future 14’.</text:p>
      <text:p text:style-name="Text_20_body">1 I follow Bowling (1997:50-51) in referring to the basic verb forms of Hebrew as <text:span text:style-name="T1">qtl, yqtl, wqtl, wyyqtl</text:span> and verbal participle. Waltke &amp; O’Connor (1990) call <text:span text:style-name="T1">qtl</text:span> (<text:span text:style-name="T1">qatal</text:span>) forms the ‘suffix conjugation’, <text:span text:style-name="T1">yqtl</text:span> (<text:span text:style-name="T1">yiqtol</text:span>) forms the ‘prefix conjugation’, and <text:span text:style-name="T1">wqtl</text:span> (<text:span text:style-name="T1">w</text:span>a<text:span text:style-name="T1">qatal</text:span>) forms the ‘relative <text:span text:style-name="T1">waw</text:span> + suffix conjugation’. SIL International’s ‘Bible Analysis and Research Tool (BART) tags both <text:span text:style-name="T1">qtl</text:span> and <text:span text:style-name="T1">wqtl</text:span> forms as ‘p: perfect’. It tags <text:span text:style-name="T1">yqtl</text:span> forms as ‘i: imperfect’ and <text:span text:style-name="T1">wyyqtl</text:span> (<text:span text:style-name="T1">wayyiqtol</text:span>) forms as ‘w: waw consecutive’.</text:p>
      <text:p text:style-name="Text_20_body">2 When a verb is marked for tense, it indicates a relationship between the time of the situation described and the time of speaking or some other point of reference in time.</text:p>
      <text:p text:style-name="Text_20_body">The following chart distinguishes the basic verb forms of Hebrew:</text:p>
      <text:p text:style-name="Text_20_body">Perfective</text:p>
      <text:p text:style-name="Text_20_body">Imperfective</text:p>
      <text:p text:style-name="Text_20_body">Without waw:</text:p>
      <text:p text:style-name="Text_20_body">qtl</text:p>
      <text:p text:style-name="Text_20_body">yqtl</text:p>
      <text:p text:style-name="Text_20_body">Conjunctive:</text:p>
      <text:p text:style-name="Text_20_body">wqtl*</text:p>
      <text:p text:style-name="Text_20_body">wyqtl</text:p>
      <text:p text:style-name="Text_20_body">Chain (consecutive):</text:p>
      <text:p text:style-name="Text_20_body">wyyqtl</text:p>
      <text:p text:style-name="Text_20_body">wqtl*</text:p>
      <text:p text:style-name="Text_20_body">*The position of the accent distinguishes the two <text:span text:style-name="T1">wqtl</text:span> forms for the first person singular and second person masculine singular of some verbs (ibid. 520).</text:p>
      <text:p text:style-name="Text_20_body">An example of a <text:span text:style-name="T3">qtl</text:span> form at the beginning of a clause without the conjunction <text:span text:style-name="T1">waw</text:span> is found in 1 Ki 21.12a (see Ruth 4.1a, 1d for <text:span text:style-name="T1">qtl</text:span> forms that are without <text:span text:style-name="T1">waw</text:span> because a preposed constituent precedes them). The event of proclaiming a fast is portrayed as whole (DO: direct object marker):</text:p>
      <text:p text:style-name="Text_20_body">(21.12a) <text:span text:style-name="T1">qar’û côm</text:span> // (12b) <text:span text:style-name="T1">w</text:span>a<text:span text:style-name="T1">hošîbû ’et-nabôt b</text:span>a<text:span text:style-name="T1">ro’š ha‘am</text:span></text:p>
      <text:p text:style-name="Text_20_body">they called fast // &amp; they seated DO-Naboth at the head of the people</text:p>
      <text:p text:style-name="Text_20_body">‘They proclaimed (<text:span text:style-name="T1">qtl</text:span>) a fast and seated (<text:span text:style-name="T1">wqtl</text:span>) Naboth in a prominent place among the people.’</text:p>
      <text:p text:style-name="Text_20_body">An example of a <text:span text:style-name="T3">yqtl</text:span> form at the beginning of a clause without <text:span text:style-name="T1">waw</text:span> is found in Psalm 23.3b. The imperfective is appropriate because the guidance is viewed as an ongoing occurrence:</text:p>
      <text:p text:style-name="Text_20_body">(23.3b) <text:span text:style-name="T1">yanZenî b</text:span>a<text:span text:style-name="T1">ma‘g</text:span>a<text:span text:style-name="T1">lê-cedeq l</text:span>a<text:span text:style-name="T1">ma‘an š</text:span>a<text:span text:style-name="T1">mô</text:span></text:p>
      <text:p text:style-name="Text_20_body">he guides me in paths-of righteousness for sake of his name</text:p>
      <text:p text:style-name="Text_20_body">‘He guides me in paths of righteousness for his name’s sake.’</text:p>
      <text:p text:style-name="Text_20_body">The following are examples of <text:span text:style-name="T1">yqtl</text:span> forms that are without <text:span text:style-name="T1">waw</text:span> because a preposed constituent precedes them. Since <text:span text:style-name="T1">yqtl</text:span> forms are imperfective, they are used to portray the events as not com- plete because they are still in the future (Ruth 1.17) or are habitual (Gen 2.6a):</text:p>
      <text:p text:style-name="Text_20_body">(1.17a) <text:span text:style-name="T1">ba’ašer tamûtî ’amût //</text:span> (17b) <text:span text:style-name="T1">w</text:span>a<text:span text:style-name="T1">šam ’eqqaber</text:span></text:p>
      <text:p text:style-name="Text_20_body">at where you will die I will die // &amp; there I will be buried</text:p>
      <text:p text:style-name="Text_20_body">‘Where you die (<text:span text:style-name="T1">yqtl</text:span>) I will die (<text:span text:style-name="T1">yqtl</text:span>), and there I will be buried (<text:span text:style-name="T1">yqtl</text:span>).’</text:p>
      <text:p text:style-name="Text_20_body">(2.6a) <text:span text:style-name="T1">w</text:span>a<text:span text:style-name="T1">’ed ya‘aleh min-ha’arec</text:span></text:p>
      <text:p text:style-name="Text_20_body">&amp; water arises from-the earth</text:p>
      <text:p text:style-name="Text_20_body">‘but streams used to come up from the earth’</text:p>
      <text:p text:style-name="Text_20_body">Bowling (p.c.) classifies 1 Ki 21.12b (above) as a <text:span text:style-name="T2">conjunctive </text:span><text:span text:style-name="T3">wqtl </text:span>clause. It is conjoined to a</text:p>
      <text:p text:style-name="Text_20_body"><text:span text:style-name="T1">wqtl</text:span> clause, has the same subject, and is readily interpreted as having perfective aspect.3</text:p>
      <text:p text:style-name="Text_20_body">Job 22.27b provides an example of a <text:span text:style-name="T3">wyqtl</text:span> clause; it is conjoined to a <text:span text:style-name="T1">yqtl</text:span> clause: (22.27a) <text:span text:style-name="T1">ta‘tîr ’elayw //</text:span> (27b) <text:span text:style-name="T1">w</text:span>a<text:span text:style-name="T1">yišma‘ekka</text:span></text:p>
      <text:p text:style-name="Text_20_body">you will pray to him // &amp; he will hear you</text:p>
      <text:p text:style-name="Text_20_body">‘You will pray (<text:span text:style-name="T1">yqtl</text:span>) to him, and he will hear (<text:span text:style-name="T1">wyqtl</text:span>) you’</text:p>
      <text:p text:style-name="Text_20_body">Many languages have a special verb form to encode storyline events in a narrative when no discontinuity is to be signalled, and Hebrew is no exception. Bowling (1997:52) applies the term ‘chain’ to such clauses. Two verb forms are found in such chains: <text:span text:style-name="T1">wyyqtl</text:span> and <text:span text:style-name="T1">wqtl</text:span>. I have already noted that the <text:span text:style-name="T1">wyyqtl</text:span> chain form has perfective aspect (sec. 1; this form is further discussed in sec. 3). I now consider the <text:span text:style-name="T3">wqtl</text:span> chain form.</text:p>
      <text:p text:style-name="Text_20_body">3 There is no formal difference between conjunctive <text:span text:style-name="T1">wqtl</text:span> and <text:span text:style-name="T1">wqtl</text:span> chain forms in the third person. Driver (1892) suggested that the <text:span text:style-name="T1">wqtl</text:span> form has ‘lost its individuality and passed under the sway of the verb to which it is connected’ (Waltke &amp; O’Connor 1990:465). However, see Gen 26.22 below for an exception; a <text:span text:style-name="T1">wqtl</text:span> clause with a different subject from the preceding <text:span text:style-name="T1">qtl</text:span> clause is interpreted as a <text:span text:style-name="T1">wqtl</text:span> chain form.</text:p>
      <text:p text:style-name="Text_20_body">Like <text:span text:style-name="T1">yqtl</text:span> clauses, <text:span text:style-name="T1">wqtl</text:span> chain clauses have imperfective aspect. This is seen in Gen 2.6 (describing a habitual event in the past) and 12.12 (predicting future events):4</text:p>
      <text:p text:style-name="Text_20_body">(2.6a) <text:span text:style-name="T1">w</text:span>a<text:span text:style-name="T1">’ed ya‘aleh min-ha’arec //</text:span> (6b) <text:span text:style-name="T1">w</text:span>a<text:span text:style-name="T1">hišqâ ’et-kol-p</text:span>a<text:span text:style-name="T1">nê-ha’adamâ</text:span></text:p>
      <text:p text:style-name="Text_20_body">&amp; water arises from-the earth// &amp; it waters DO-all-surface-of the ground ‘but streams used to come up (<text:span text:style-name="T1">yqtl</text:span>) from the earth and water (<text:span text:style-name="T1">wqtl</text:span>) the whole surface of the ground’</text:p>
      <text:p text:style-name="Text_20_body">(12.12a) <text:span text:style-name="T1">w</text:span>a<text:span text:style-name="T1">hayâ kî-yir’û ’otak hammicrîm //</text:span> (12b) <text:span text:style-name="T1">w</text:span>a<text:span text:style-name="T1">’am</text:span>a<text:span text:style-name="T1">rû</text:span></text:p>
      <text:p text:style-name="Text_20_body">&amp; it will be when-they see you the Egyptians // &amp; they will say</text:p>
      <text:p text:style-name="Text_20_body">‘When the Egyptians see you (<text:span text:style-name="T1">yqtl</text:span>), they will say (<text:span text:style-name="T1">wqtl</text:span>)…’</text:p>
      <text:p text:style-name="Text_20_body">Bowling cites Ruth 1.11b as an instance in which a <text:span text:style-name="T1">wqtl</text:span> chain clause expresses the <text:span text:style-name="T2">purpose</text:span> of the event described in the previous clause (‘Qn’ = polar question marker):</text:p>
      <text:p text:style-name="Text_20_body">(1.11a) <text:span text:style-name="T1">ha‘ôd-lî banîm b</text:span>a<text:span text:style-name="T1">me‘ay //</text:span> (11b) <text:span text:style-name="T1">w</text:span>a<text:span text:style-name="T1">hayû lakem la’anašîm</text:span> Qn still-for me sons in my womb // &amp; they will be for you to husbands ‘Am I going to have more sons, who will become (<text:span text:style-name="T1">wqtl</text:span>) your husbands?’</text:p>
      <text:p text:style-name="Text_20_body">Gen 26.22f-g is an example of a <text:span text:style-name="T1">wqtl</text:span> chain clause that expresses the <text:span text:style-name="T2">result</text:span> of the event described with a <text:span text:style-name="T1">qtl</text:span> form in the previous clause:</text:p>
      <text:p text:style-name="Text_20_body">(26.22f)*‘attâ hirZîb yhwh lanû //* (22g) <text:span text:style-name="T1">ûparînû ba’arec</text:span> now has made room YHWH for us // &amp; we will be fruitful in the land ‘Now the LORD has given us room (<text:span text:style-name="T1">qtl</text:span>) and we will flourish (<text:span text:style-name="T1">wqtl</text:span>) in the land.’</text:p>
      <text:p text:style-name="Text_20_body">When a <text:span text:style-name="T1">wqtl</text:span> chain clause is preceded by an <text:span text:style-name="T2">imperative</text:span>, it presents a further imperative, which is to be performed after the first one. This is exemplified in Ruth 2.14:</text:p>
      <text:p text:style-name="Text_20_body">(2.14) <text:span text:style-name="T1">gošî halom // w</text:span>a<text:span text:style-name="T1">’akalt</text:span>a <text:span text:style-name="T1">min-halleZem // w</text:span>a<text:span text:style-name="T1">Iabalt</text:span>a <text:span text:style-name="T1">pittek baZomec</text:span> approach here // &amp; eat from-the bread // &amp; dip your portion in the vinegar ‘Come over near, eat (<text:span text:style-name="T1">wqtl</text:span>) some bread, and dip (<text:span text:style-name="T1">wqtl</text:span>) it in the wine vinegar!’</text:p>
      <text:p text:style-name="Text_20_body">Longacre (1994) points out that <text:span text:style-name="T1">wqtl</text:span> chain clauses are the default way of presenting steps in a <text:span text:style-name="T2">procedure</text:span> when no discontinuity is to be signalled. The procedure may be prescriptive, as in the descriptions in Leviticus of the rituals to be followed in making offerings (pp. 52-53). Alternati- vely, it may be ‘something done over and over again in the past’ (Bowling 1997:61), as in 1 Sam 17.34-35:</text:p>
      <text:p text:style-name="Text_20_body">(17.34b) <text:span text:style-name="T1">ro‘eh hayâ ‘abd</text:span>a<text:span text:style-name="T1">ka l</text:span>a<text:span text:style-name="T1">’abîw bacco’n</text:span></text:p>
      <text:p text:style-name="Text_20_body">shepherd has been your servant for his father among the sheep</text:p>
      <text:p text:style-name="Text_20_body">(34c) <text:span text:style-name="T1">ûba’ ha’arî w</text:span>a<text:span text:style-name="T1">’et-haddôb //</text:span> (34d) <text:span text:style-name="T1">w</text:span>a<text:span text:style-name="T1">nasa’ seh meha‘eder</text:span></text:p>
      <text:p text:style-name="Text_20_body">&amp; came the lion &amp; with-the bear // &amp; took away sheep from the flock (35a) <text:span text:style-name="T1">w</text:span>a<text:span text:style-name="T1">yaca’tî ’aharayw</text:span></text:p>
      <text:p text:style-name="Text_20_body">&amp; I went out after him</text:p>
      <text:p text:style-name="Text_20_body">‘Your servant has been (<text:span text:style-name="T1">qtl</text:span>) a shepherd for his father. Whenever a lion or a bear came (<text:span text:style-name="T1">wqtl</text:span>) and seized (<text:span text:style-name="T1">wqtl</text:span>) a sheep from the flock, I would go (<text:span text:style-name="T1">wqtl</text:span>) after it…’</text:p>
      <text:p text:style-name="Text_20_body">See section 4 on the status of <text:span text:style-name="T1">wqtl</text:span> chain clauses in narrative, and of <text:span text:style-name="T1">wyyqtl</text:span> chain clauses in procedures.</text:p>
      <text:p text:style-name="Text_20_body">4 Because <text:span text:style-name="T1">wqtl</text:span> chain forms most often describe events that have not yet been realised, some grammarians prefer to say that they have irrealis mood. However, passages such as Gen 2.6b, 1 Sam 17.34-35 and Ex 1.19e show that they are also used to describe habitual realis events. That is why I classify them as having imperfective aspect, where imperfective is understood to include irrealis events because they too are not completed at the point of reference.</text:p>
      <text:h text:style-name="Heading_20_2" text:outline-level="2"><text:bookmark-start text:name="the-wyyqtl-form-as-the-default-way-of-encoding-events-in-narratives"/><text:span text:style-name="T1">The wyyqtl form as the default way of encoding events in narratives</text:span><text:bookmark-end text:name="the-wyyqtl-form-as-the-default-way-of-encoding-events-in-narratives"/></text:h>
      <text:p text:style-name="First_20_paragraph">Two-way contrasts are very common in linguistics, and tend to be between a default and a marked member. A common mistake is to allocate a positive label not only to the marked member of the pair, but also to the default member. When this happens, although the label may describe the <text:span text:style-name="T2">typical</text:span> function of the default member, it will not account for all instances of its usage. I now apply this observation to the function of <text:span text:style-name="T1">wyyqtl</text:span> forms in narrative.</text:p>
      <text:list text:style-name="L1">
        <text:list-item>
          <text:p text:style-name="P1"><text:span text:style-name="T1">Wyyqtl</text:span> forms are not marked for chronological sequence</text:p>
        </text:list-item>
      </text:list>
      <text:p text:style-name="First_20_paragraph">In his 1989 book on Joseph, Longacre made a positive claim about <text:span text:style-name="T1">wyyqtl</text:span> clauses in Hebrew: viz., that they move the story forward, with the events so presented in chronological sequence (p. 178</text:p>
      <text:p text:style-name="Text_20_body">—as in Ruth 4.1b). However, Heimerdinger (1999) points out instances in which <text:span text:style-name="T1">wyyqtl</text:span> clauses describe events that are <text:span text:style-name="T2">not</text:span> in chronological sequence. One such is in Gen 7.22-23:</text:p>
      <text:p text:style-name="Text_20_body">(7.22) <text:span text:style-name="T1">kol ’ašer nišmat-rû</text:span><text:span text:style-name="T1">a</text:span><text:span text:style-name="T1">Z Zayyîm b</text:span>a<text:span text:style-name="T1">’appayw mikkol ’ašer beZarabâ metû</text:span> all that breath-of spirit of life in its nostrils from all that on dry land died ‘All that breathed the breath of life in its nostrils, all that was on dry land, died.’</text:p>
      <text:p text:style-name="Text_20_body">(23a) <text:span text:style-name="T1">wayyimaZ ’et-kol-hay</text:span>a<text:span text:style-name="T1">qûm ’ašer ‘al-p</text:span>a<text:span text:style-name="T1">nê ha’adamâ</text:span></text:p>
      <text:p text:style-name="Text_20_body">&amp; he destroyed DO-all-the existence which on the surface of the ground</text:p>
      <text:p text:style-name="Text_20_body">‘&amp; was wiped out every living thing that was on the face of the earth…’</text:p>
      <text:p text:style-name="Text_20_body">(23b) <text:span text:style-name="T1">wayyimmaZû min-ha’arec</text:span> &amp; they were destroyed from-the earth ‘&amp; they were wiped off from the earth.’</text:p>
      <text:p text:style-name="Text_20_body">As Heimerdinger notes (p. 83), Gen 7.23b ‘cannot be described as advancing the action; it does not present a new event, but merely restates’ the action of 23a.</text:p>
      <text:p text:style-name="Text_20_body"><text:span text:style-name="T1">Wyyqtl</text:span> clauses may even present <text:span text:style-name="T2">flashbacks</text:span> (pp. 86-89). Although some scholars dispute this, Num 1.47-49a seem pretty clear:</text:p>
      <text:p text:style-name="Text_20_body">(1.47) <text:span text:style-name="T1">w</text:span>a<text:span text:style-name="T1">halwiyyim l</text:span>a<text:span text:style-name="T1">maIIeh ’abotam lo’ hotpaq</text:span>a<text:span text:style-name="T1">dû b</text:span>a<text:span text:style-name="T1">tôkam</text:span></text:p>
      <text:p text:style-name="Text_20_body">&amp; the Levites according to tribe of their fathers not were numbered among them</text:p>
      <text:p text:style-name="Text_20_body">‘&amp; the Levites according to their ancestral tribe were not numbered among them.’</text:p>
      <text:list text:style-name="L2">
        <text:list-item>
          <text:p text:style-name="P2"><text:span text:style-name="T1">way</text:span>a<text:span text:style-name="T1">dabber yhwh ’el-mošeh le’mor // ’ak ’et-maIIeh lewî lo’ tipqod</text:span></text:p>
        </text:list-item>
      </text:list>
      <text:p text:style-name="First_20_paragraph">&amp; spoke YHWH to-Moses saying // only DO-tribe of Levi not you shall number</text:p>
      <text:p text:style-name="Text_20_body">‘&amp; YHWH <text:span text:style-name="T2">had said</text:span> to Moses, (49a) “Only the tribe of Levi you shall not number”.’</text:p>
      <text:p text:style-name="Text_20_body">Longacre’s problem was that he described <text:span text:style-name="T1">wyyqtl</text:span> verbs as <text:span text:style-name="T2">punctiliar</text:span> (loc. cit.), which implies that events are viewed as completed, ‘a finished event being followed by another one’ (Heimer- dinger p. 86). The problem disappears if they are described as having default, perfective aspect. One can then observe that events presented in <text:span text:style-name="T1">wyyqtl</text:span> clauses are <text:span text:style-name="T2">typically</text:span> in chronological sequence when they form part of a narrative (the linear presentation of events ‘imitates the purported chronological sequence of events in the real world’—op. cit. 48), without <text:span text:style-name="T2">requiring</text:span> that this be so.</text:p>
      <text:list text:style-name="L3">
        <text:list-item>
          <text:p text:style-name="P3"><text:span text:style-name="T1">Wyyqtl</text:span> forms are not marked as foreground events in narrative</text:p>
        </text:list-item>
      </text:list>
      <text:p text:style-name="First_20_paragraph">Storyline events are typically presented not only in the perfective aspect, but also with a specific verb form: the simple past in English, the preterite in written Spanish, the perfect in spoken Castillian Spanish, the aorist in Greek, and a ‘narrative’ or ‘neutral’ form in many African languages. A danger is to treat this form as a <text:span text:style-name="T2">marked</text:span> way of presenting foreground events in sequence, rather than as the <text:span text:style-name="T2">default</text:span> way of describing storyline events.</text:p>
      <text:p text:style-name="Text_20_body">For example, Longacre (1989) made a second positive claim about <text:span text:style-name="T1">wyyqtl</text:span> clauses: that they are the only form used for foreground events. All other verb forms then present background material of some type or another (in his 1994 article, Longacre notes some exceptions—pp. 71<text:span text:style-name="T1">ff</text:span>).</text:p>
      <text:p text:style-name="Text_20_body">However, Heimerdinger argues (p. 77) that <text:span text:style-name="T1">wyyqtl</text:span> clauses describe both key events and trifling ones. An example is found in 2 Ki 4.37; the final clause (‘went out’) ‘is here a routine closure verb dismissing the participant’ (loc. cit.):</text:p>
      <text:p text:style-name="Text_20_body">(4.37) <text:span text:style-name="T1">wattabo’ // wattippol ‘al-raglayw // wattištaZû ’ar</text:span>a<text:span text:style-name="T1">câ //</text:span></text:p>
      <text:p text:style-name="Text_20_body">&amp; she went in // &amp; she fell at-his feet // &amp; she bowed herself to the earth//</text:p>
      <text:p text:style-name="Text_20_body"><text:span text:style-name="T1">wattissa’ ’et-b</text:span>a<text:span text:style-name="T1">nah // wattece’</text:span></text:p>
      <text:p text:style-name="Text_20_body">&amp; she took up DO-her son // &amp; she went out</text:p>
      <text:p text:style-name="Text_20_body">‘She came in, fell at his feet and bowed to the ground. Then she took her son and went out.’</text:p>
      <text:p text:style-name="Text_20_body">Longacre’s problem can be avoided if <text:span text:style-name="T1">wyyqtl</text:span> clauses are described not as the storyline band, but as the <text:span text:style-name="T2">default</text:span> or unmarked way of presenting storyline events (Dr. Longacre agrees—p.c.). ‘Typically, the body of a text is UNMARKED for prominence’ (Dooley &amp; Levinsohn 2001:84).</text:p>
      <text:h text:style-name="Heading_20_2" text:outline-level="2"><text:bookmark-start text:name="backgrounding-in-hebrew"/><text:span text:style-name="T1">Backgrounding in Hebrew</text:span><text:bookmark-end text:name="backgrounding-in-hebrew"/></text:h>
      <text:p text:style-name="First_20_paragraph">This section briefly discusses the significance of using other than the default verb form in narra- tives and procedures.</text:p>
      <text:p text:style-name="Text_20_body">I argue elsewhere (Levinsohn 2000:173<text:span text:style-name="T1">f</text:span>) that there is a need to distinguish between verb forms that <text:span text:style-name="T2">naturally</text:span> convey background information in a particular discourse genre and those that are used in a <text:span text:style-name="T2">marked</text:span> way. In a narrative, for example, imperfective aspect <text:span text:style-name="T2">tends</text:span> to be used to present information of a background nature because it is the <text:span text:style-name="T2">natural</text:span> aspect to use to describe habitual or future actions. (Foley &amp; Van Valin [1984:373] talk of an ‘inherent correlation’ between imperfec- tive aspect and background.)</text:p>
      <text:p text:style-name="Text_20_body">However, there may be occasions when it is appropriate to portray a foreground event in narrative as not completed at the point of reference. Acts 4.31 in Greek provides a clear example (‘… and they were all filled [perfective] with the Holy Spirit and spoke [imperfective] the word of God boldly’). Luke portrays the people speaking the word of God boldly as an activity that resumed when they were all filled with the Holy Spirit and then was ongoing.</text:p>
      <text:p text:style-name="Text_20_body">See also the use of <text:span text:style-name="T1">w</text:span>a<text:span text:style-name="T1">hinneh</text:span> ‘&amp; behold’ with a verbal participle in Hebrew to highlight the event concerned (discussed in Levinsohn 2009 §5.4.2), even though the participle has imperfective aspect (see sec. 1).</text:p>
      <text:p text:style-name="Text_20_body">The primary reason for selecting a perfective versus an imperfective form, therefore, is aspectual: does the author wish to portray the event as a whole or as not completed at the point of reference? Only on rare occasions is an unexpected aspect used to create a special effect. The latter part of this section concerns such occasions.</text:p>
      <text:p text:style-name="Text_20_body">The following chart presents the verb forms commonly found in the body of a narrative or a pro- cedure (i.e., excluding settings, non-events, etc.), together with their basic and special functions:</text:p>
      <text:p text:style-name="Text_20_body">narrative</text:p>
      <text:p text:style-name="Text_20_body">procedure</text:p>
      <text:p text:style-name="Text_20_body">default theme line (no discontinuity marked)</text:p>
      <text:p text:style-name="Text_20_body">wyyqtl</text:p>
      <text:p text:style-name="Text_20_body">wqtl</text:p>
      <text:p text:style-name="Text_20_body">discontinuity marked by preposing X:</text:p>
      <text:p text:style-name="Text_20_body">(w) X qtl</text:p>
      <text:p text:style-name="Text_20_body">(w) X yqtl</text:p>
      <text:p text:style-name="Text_20_body">special effects:</text:p>
      <text:p text:style-name="Text_20_body">wqtl</text:p>
      <text:p text:style-name="Text_20_body">wyyqtl</text:p>
      <text:p text:style-name="Text_20_body">I first discuss <text:span text:style-name="T2">narrative</text:span> and, in particular, the difference between <text:span text:style-name="T1">(w)</text:span> X <text:span text:style-name="T1">qtl</text:span> and <text:span text:style-name="T1">wyyqtl</text:span> forms in that genre. The basic difference between these two forms is not one of background versus fore- ground (see Bailey &amp; Levinsohn 1992). Rather, the <text:span text:style-name="T1">(w)</text:span> X <text:span text:style-name="T1">qtl</text:span> forms are used at points of discon- tinuity, as when there is a switch of attention from one participant or situation to another (see Levinsohn 2009 §3.1). No such discontinuity is signalled by <text:span text:style-name="T1">wyyqtl</text:span> forms.</text:p>
      <text:p text:style-name="Text_20_body">Gen 4.4b-5 illustrates this point. The event of v. 5a involves a switch of attention from Abel and his offering to Cain and his offering. This event is at least as important as that of 4b, even though it is presented with a <text:span text:style-name="T1">w</text:span> X <text:span text:style-name="T1">qtl</text:span> form, rather than a <text:span text:style-name="T1">wyyqtl</text:span> form:</text:p>
      <text:p text:style-name="Text_20_body">(4.4b) <text:span text:style-name="T1">wayyiša‘ yhwh ’el-hebel w</text:span>a<text:span text:style-name="T1">’el-minZatô</text:span></text:p>
      <text:p text:style-name="Text_20_body">&amp; looked YHWH to-Abel &amp; to-his offering</text:p>
      <text:p text:style-name="Text_20_body">‘Then the LORD looked with favor (<text:span text:style-name="T1">wyyqtl</text:span>) on Abel and his offering’</text:p>
      <text:p text:style-name="Text_20_body">(5a) <text:span text:style-name="T1">w</text:span>a<text:span text:style-name="T1">’el-qayin w</text:span>a<text:span text:style-name="T1">’el-minZatô lo’ ša‘â</text:span></text:p>
      <text:p text:style-name="Text_20_body">&amp; to-Cain &amp; to-his offering not he looked</text:p>
      <text:p text:style-name="Text_20_body">‘but on Cain and his offering he did not look with favor (<text:span text:style-name="T1">qtl).</text:span>’</text:p>
      <text:p text:style-name="Text_20_body">Sometimes, a <text:span text:style-name="T1">(w)</text:span> X <text:span text:style-name="T1">qtl</text:span> form is used when a <text:span text:style-name="T1">wyyqtl</text:span> form would have been expected. This usage can be discerned when the event that was described with the <text:span text:style-name="T1">qtl</text:span> form is in sequence with the event presented immediately before. A <text:span text:style-name="T1">wyyqtl</text:span> form would have been expected in such a context. By using the <text:span text:style-name="T1">(w)</text:span> X <text:span text:style-name="T1">qtl</text:span> form, the hearer’s attention is switched from one referent to another. This phenomenon is used on several occasions in connection with climactic events (Longacre 1989).</text:p>
      <text:p text:style-name="Text_20_body">Gen 19.24 illustrates this phenomenon. At least some of the events of vv. 23-24 occur in chrono- logical sequence, yet all are presented with <text:span text:style-name="T1">(w)</text:span> X <text:span text:style-name="T1">qtl</text:span> forms, including the climactic event of 24:5</text:p>
      <text:p text:style-name="Text_20_body">(19.21<text:span text:style-name="T1">f</text:span>) ‘He said to him [Lot], ‘… But flee there quickly, because I cannot do anything until you reach it.</text:p>
      <text:p text:style-name="Text_20_body">That is why he called (<text:span text:style-name="T1">qtl</text:span>) the town Zoar.’</text:p>
      <text:p text:style-name="Text_20_body">(23a) <text:span text:style-name="T1">haššemeš y</text:span>ā<text:span text:style-name="T1">c</text:span>ā<text:span text:style-name="T1">³ Kal- h</text:span>ā<text:span text:style-name="T1">³</text:span>ā<text:span text:style-name="T1">rec</text:span></text:p>
      <text:p text:style-name="Text_20_body">the sun came out over the earth (23b) <text:span text:style-name="T1">w</text:span>a<text:span text:style-name="T1">lôI b</text:span>ā<text:span text:style-name="T1">³ c</text:span>ō<text:span text:style-name="T1">K</text:span>ă<text:span text:style-name="T1">râ</text:span></text:p>
      <text:p text:style-name="Text_20_body">&amp; Lot entered Zoar</text:p>
      <text:list text:style-name="L4">
        <text:list-item>
          <text:p text:style-name="P4"><text:span text:style-name="T1">wyhwh himIîr Kal- s</text:span>a<text:span text:style-name="T1">a</text:span>ō<text:span text:style-name="T1">m w</text:span>a<text:span text:style-name="T1">Kal- K</text:span>ă<text:span text:style-name="T1">m</text:span>ō<text:span text:style-name="T1">râ g</text:span>ā<text:span text:style-name="T1">p¯</text:span>a<text:span text:style-name="T1">rîI w</text:span>ā<text:span text:style-name="T1">³</text:span>ē<text:span text:style-name="T1">š…</text:span></text:p>
        </text:list-item>
      </text:list>
      <text:p text:style-name="First_20_paragraph">&amp; Yahweh caused to rain on Sodom &amp; on Gomorrah sulphur &amp; fire</text:p>
      <text:p text:style-name="Text_20_body">‘The sun rose (<text:span text:style-name="T1">qtl</text:span>) over the land and Lot reached (<text:span text:style-name="T1">qtl</text:span>) Zoar and YHWH rained (<text:span text:style-name="T1">qtl</text:span>) burning sulphur on Sodom and Gomorrah…’</text:p>
      <text:p text:style-name="Text_20_body"><text:span text:style-name="T1">(W)qtl</text:span> forms that <text:span text:style-name="T2">begin</text:span> clauses may be used to <text:span text:style-name="T2">background</text:span> events because they are of a prelimi- nary nature in relation to the storyline events that follow. This is illustrated in 1 Ki 21.12-13; the events of v. 12 (presented with <text:span text:style-name="T1">(w)qtl</text:span> forms) are readily interpreted as preliminary to and back- grounded with respect to the storyline events of 13 (presented with <text:span text:style-name="T1">wyyqtl</text:span> forms):</text:p>
      <text:p text:style-name="Text_20_body">(21.12) <text:span text:style-name="T1">qar’û côm w</text:span>a<text:span text:style-name="T1">hošîbû ’et-nabôt b</text:span>a<text:span text:style-name="T1">ro’š ha‘am</text:span></text:p>
      <text:p text:style-name="Text_20_body">they called fast &amp; they seated DO-Naboth at the head of the people (13a) <text:span text:style-name="T1">wayyabo’û š</text:span>a<text:span text:style-name="T1">nê ha’anašîm b</text:span>a<text:span text:style-name="T1">nê-b</text:span>a<text:span text:style-name="T1">liyya‘al</text:span></text:p>
      <text:p text:style-name="Text_20_body">&amp; came two the men sons-of worthlessness</text:p>
      <text:p text:style-name="Text_20_body">‘They proclaimed (<text:span text:style-name="T1">qtl</text:span>) a fast and seated (<text:span text:style-name="T1">wqtl</text:span>) Naboth in a prominent place among the people. Then the two scoundrels came (<text:span text:style-name="T1">wyyqtl</text:span>)…’</text:p>
      <text:p text:style-name="Text_20_body">Longacre (1994) notes that <text:span text:style-name="T1">wqtl</text:span> chain forms are also used to present the <text:span text:style-name="T2">concluding</text:span> event of an episode. Consider 1 Ki 20.21c, for instance, which ‘is the denouement of a story that beings in 20.1’ (p. 72):</text:p>
      <text:p text:style-name="Text_20_body">(20.21a) <text:span text:style-name="T1">wayyece’ melek yisra’el //</text:span> (21b) <text:span text:style-name="T1">wayyak ’et-hassûs w</text:span>a<text:span text:style-name="T1">’et-harakeb</text:span></text:p>
      <text:p text:style-name="Text_20_body">&amp; went out king of Israel // &amp; struck DO-horses &amp; DO-chariots (21c) <text:span text:style-name="T1">w</text:span>a<text:span text:style-name="T1">hikkâ ba’aram makkâ g</text:span>a<text:span text:style-name="T1">dôlâ</text:span></text:p>
      <text:p text:style-name="Text_20_body">&amp; struck at Aram with slaughter great</text:p>
      <text:p text:style-name="Text_20_body">‘The king of Israel advanced (<text:span text:style-name="T1">wyyqtl</text:span>) and overpowered (<text:span text:style-name="T1">wyyqtl</text:span>) the horses and chariots and inflicted (<text:span text:style-name="T1">wqtl</text:span>) heavy losses on the Arameans.’</text:p>
      <text:p text:style-name="Text_20_body">5 See also Gen 15.18a, 38.25 and 44.4c (discussed by Bailey &amp; Levinsohn [1992:202]).</text:p>
      <text:p text:style-name="Text_20_body">I suggest that the imperfective is not used in the last clause of the episode to suggest that the king of Israel continued to inflict heavy losses on the Arameans. Rather, it indicates that the episode forms part of a larger story, with this event setting the scene for the next episode (vv. 22<text:span text:style-name="T1">ff</text:span> describe the efforts of the king of Aram to recoup his losses).6</text:p>
      <text:p text:style-name="Text_20_body">I turn now to <text:span text:style-name="T2">procedural</text:span> texts. The difference between <text:span text:style-name="T1">wqtl</text:span> chain forms and <text:span text:style-name="T1">(w)</text:span> X <text:span text:style-name="T1">yqtl</text:span> forms is the same as that between <text:span text:style-name="T1">wyyqtl</text:span> and <text:span text:style-name="T1">(w)</text:span> X <text:span text:style-name="T1">qtl</text:span> forms in narrative. The <text:span text:style-name="T1">(w)</text:span> X <text:span text:style-name="T1">yqtl</text:span> forms are used in procedures at points of discontinuity, as when there is a switch of attention from one participant or situation to another. No such discontinuity is signalled by <text:span text:style-name="T1">wqtl</text:span> chain forms.</text:p>
      <text:p text:style-name="Text_20_body">This is seen in the description in Lev 4 of the ritual for an offering for a sin committed in ignorance. Verses 6-7a use <text:span text:style-name="T1">wqtl</text:span> chain forms to set out the steps involving some of the blood (Longacre 1994:52-53). When attention switches to the rest of the blood (7b), however, a <text:span text:style-name="T1">w</text:span> X <text:span text:style-name="T1">yqtl</text:span> form is used, because of the discontinuity of topic:</text:p>
      <text:p text:style-name="Text_20_body">(4.7a) <text:span text:style-name="T1">w</text:span>a<text:span text:style-name="T1">natan hakkohen min-haddam ‘al-qarnôt mizbaZ q</text:span>a<text:span text:style-name="T1">Ioret …</text:span></text:p>
      <text:p text:style-name="Text_20_body">&amp; shall put the priest from-the blood on-the horns of the altar of incense (7b) <text:span text:style-name="T1">w</text:span>a<text:span text:style-name="T1">’et kol-dam happar yišpok ’el-y</text:span>a<text:span text:style-name="T1">sôd mizbaZ …</text:span></text:p>
      <text:p text:style-name="Text_20_body">&amp; DO all-blood of the bullock he shall pour out at-the base of the altar</text:p>
      <text:p text:style-name="Text_20_body">‘The priest shall then put (<text:span text:style-name="T1">wqtl</text:span>) some of the blood on the horns of the altar of … incense… The rest of the bull’s blood he shall pour out (<text:span text:style-name="T1">yqtl</text:span>) at the base of the altar…’</text:p>
      <text:p text:style-name="Text_20_body">Finally, a <text:span text:style-name="T1">wyyqtl</text:span> form may be used towards the end of a procedure to describe the step that <text:span text:style-name="T2">leads to the climax</text:span> of the procedure. This is illustrated in 1 Sam 17.35. As noted in section 2, David is describing a series of events that were done over and over again in the past. They are presented with <text:span text:style-name="T1">wqtl</text:span> chain forms. However, the act performed by the wild animal that leads to the climactic event performed by David uses a <text:span text:style-name="T1">wyyqtl</text:span> form:7</text:p>
      <text:p text:style-name="Text_20_body">(17.35) <text:span text:style-name="T1">w</text:span>a<text:span text:style-name="T1">yaca’tî ’aZarayw // w</text:span>a<text:span text:style-name="T1">hikkitîw // w</text:span>a<text:span text:style-name="T1">hiccaltî mippîw//</text:span></text:p>
      <text:p text:style-name="Text_20_body">&amp; I went out after him // &amp; I struck him // &amp; I delivered from his mouth //</text:p>
      <text:p text:style-name="Text_20_body"><text:span text:style-name="T1">wayyaqom ‘alay // w</text:span>a<text:span text:style-name="T1">heZezaqtî bizqanô</text:span> // <text:span text:style-name="T1">w</text:span>a<text:span text:style-name="T1">hikkitîw // wahamîtîw</text:span></text:p>
      <text:p text:style-name="Text_20_body">&amp; he rose against me // &amp; I seized by his beard // &amp; I struck him // &amp; I killed him ‘I would go (<text:span text:style-name="T1">wqtl</text:span>) after it, strike (<text:span text:style-name="T1">wqtl</text:span>) it and rescue (<text:span text:style-name="T1">wqtl</text:span>) the sheep from its mouth. When it turned (<text:span text:style-name="T1">wyyqtl</text:span>) on me, I would seize (<text:span text:style-name="T1">wqtl</text:span>) it by its hair, strike (<text:span text:style-name="T1">wqtl</text:span>) it and kill (<text:span text:style-name="T1">wqtl</text:span>) it.’</text:p>
      <text:p text:style-name="Text_20_body">See also 1 Sam 2.16 (cited by Longacre 1994:62). It is the protest by the man who brought the offering (v. 16a), which is introduced with a <text:span text:style-name="T1">wyyqtl</text:span> form, that leads to the climactic retort by the priest’s servant (v. 16b—using a <text:span text:style-name="T1">wqtl</text:span> chain form).</text:p>
      <text:p text:style-name="Text_20_body">6 This employment of an imperfective to point forward may be compared to the use of the historical present in Greek to present the concluding event of an episode when the event points forward to a later episode (Levinsohn 2000:206, 245). See also Longacre’s observation that the <text:span text:style-name="T1">wqtl</text:span> chain form of <text:span text:style-name="T1">wayhî</text:span> ‘it happened’ is used to point forward to a climactic event (1994:84, 95).</text:p>
      <text:p text:style-name="Text_20_body">7 Cross-linguistically, it is common for the event that immediately precedes the climax to be backgrounded in some way; see Levinsohn 1991:150 on this phenomenon in Inga (Quechuan).</text:p>
      <text:h text:style-name="Heading_20_2" text:outline-level="2"><text:bookmark-start text:name="references"/><text:span text:style-name="T1">References</text:span><text:bookmark-end text:name="references"/></text:h>
      <text:p text:style-name="First_20_paragraph">Bailey, Nicholas A., and Stephen H. Levinsohn. 1992. The function of preverbal elements in independent clauses in the Hebrew narrative of Genesis. <text:span text:style-name="T1">Journal of Translation and Textlinguistics</text:span> 5(3):179-207.</text:p>
      <text:p text:style-name="Text_20_body">Bowling, Andrew C. 1997. Another brief overview of the Hebrew verb. <text:span text:style-name="T1">Journal of Translation and Textlinguistics</text:span></text:p>
      <text:p text:style-name="Text_20_body">9:48-69.</text:p>
      <text:p text:style-name="Text_20_body">Dooley, Robert A., and Stephen H. Levinsohn. 2001. <text:span text:style-name="T1">Analyzing Discourse: A Manual of Basic Concepts</text:span>. Dallas: SIL International.</text:p>
      <text:p text:style-name="Text_20_body">Driver, S.R. 1892. <text:span text:style-name="T1">A Treatise on the Use of the Tenses in Hebrew</text:span>. 3rd edition. Oxford: Clarendon Press. Fanning, Buist M. 1990. <text:span text:style-name="T1">Verbal Aspect in New Testament Greek</text:span>. Oxford: Clarendon Press.</text:p>
      <text:p text:style-name="Text_20_body">Foley, W. A., and R. D. Van Valin. 1984. <text:span text:style-name="T1">Functional Syntax and Universal Grammar</text:span>. Cambridge: Cambridge University Press.</text:p>
      <text:p text:style-name="Text_20_body">Heimerdinger, Jean-Marc, 1999. <text:span text:style-name="T1">Topic, Focus and Foreground in Ancient Hebrew Narratives</text:span>. Journal for the Study of the Old Testament: Supplement Series 295. Sheffield, England: Sheffield Academic Press Ltd.</text:p>
      <text:p text:style-name="Text_20_body">Levinsohn, Stephen H. 1991.Variations in tense-aspect markers Among Inga (Quechuan) dialects, In <text:span text:style-name="T1">Language Change in South American Indian Languages</text:span>, ed. by Mary Ritchie Key, 145-65. Philadelphia: University of Pennsylvania Press.</text:p>
      <text:p text:style-name="Text_20_body">———. 2000. <text:span text:style-name="T1">Discourse Features of New Testament Greek: A Coursebook on the Information Structure of New Testament Greek.</text:span> 2nd edition. Dallas: SIL International.</text:p>
      <text:p text:style-name="Text_20_body">———. 2009. <text:span text:style-name="T1">Self-Instruction Materials on Narrative Discourse Analysis</text:span>. Online at <text:a xlink:type="simple" xlink:href="http://www.sil.org/~levinsohns" office:name=""><text:span text:style-name="Definition">http://www.sil.org/~levinsohns.</text:span></text:a> Longacre, Robert E. 1989. <text:span text:style-name="T1">Joseph: A Story of Divine Providence: A Text Theoretical and Textlinguistic Analysis of</text:span></text:p>
      <text:p text:style-name="Text_20_body"><text:span text:style-name="T1">Genesis 37 and 39-48</text:span>. Winona Lake: Eisenbrauns.</text:p>
      <text:p text:style-name="Text_20_body">———. 1994. <text:span text:style-name="T1">Weqatal</text:span> forms in Biblical Hebrew prose. In <text:span text:style-name="T1">Biblical Hebrew and Discourse Linguistics</text:span>, ed. by Robert</text:p>
      <text:p text:style-name="Text_20_body">D. Bergen, 50-98. Dallas: Summer Institute of Linguistics.</text:p>
      <text:p text:style-name="Text_20_body">Porter, Stanley E. 1992. <text:span text:style-name="T1">Idioms of the Greek New Testament</text:span>. Sheffield: JSOT Press.</text:p>
      <text:p text:style-name="Text_20_body">Waltke, Bruce K., and M. O’Connor. 1990. <text:span text:style-name="T1">An Introduction to Biblical Hebrew Syntax</text:span>. Winona Lake, Indiana: Eisenbra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g"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g"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Encoding of storyline events in Biblical Hebrew</dc:title>
    <dc:description/>
    <dc:subject/>
    <meta:keyword/>
    <dc:language>eng</dc:language>
    <meta:initial-creator/>
    <dc:creator/>
    <meta:creation-date>2020-05-24T13:21:05Z</meta:creation-date>
    <dc:date>2020-05-24T13:21:05Z</dc:date>
    <meta:user-defined meta:name="date" meta:value-type="string">2017-12-01</meta:user-defined>
    <meta:user-defined meta:name="image" meta:value-type="string">https://seveleu.com/assets/img/valo%C5%A1kahor.png</meta:user-defined>
    <meta:user-defined meta:name="layout" meta:value-type="string">page</meta:user-defined>
    <meta:user-defined meta:name="publisher" meta:value-type="string">Maxime Seveleu-Dubrovnik</meta:user-defined>
    <meta:user-defined meta:name="ref" meta:value-type="string">aspectEncoding</meta:user-defined>
    <meta:user-defined meta:name="seo" meta:value-type="string"/>
    <meta:user-defined meta:name="tag" meta:value-type="string">semitic-syntax-morpho</meta:user-defined>
  </office:meta>
</office:document-meta>
</file>